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size="11pt"/>
    </style:style>
    <style:style style:name="P3" style:family="paragraph">
      <style:paragraph-properties fo:text-align="center"/>
    </style:style>
    <style:style style:name="T1" style:family="text">
      <style:text-properties fo:font-size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5.08cm" svg:height="1.27cm" svg:x="0.1cm" svg:y="0.148cm">
          <text:p text:style-name="P1"><text:span text:style-name="T1">START:</text:span></text:p>
          <text:p text:style-name="P1"><text:span text:style-name="T1">Match end of string start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08cm" svg:height="0.635cm" svg:x="0.172cm" svg:y="2.053cm">
          <text:p text:style-name="P1"><text:span text:style-name="T1">String end=length +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27cm" svg:x="6.45cm" svg:y="0.148cm">
          <text:p text:style-name="P1"><text:span text:style-name="T1">String end=match star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18cm" svg:y1="0.783cm" svg:x2="6.45cm" svg:y2="0.783cm">
          <text:p/>
        </draw:line>
        <draw:line draw:style-name="gr2" draw:text-style-name="P3" draw:layer="layout" svg:x1="2.64cm" svg:y1="1.418cm" svg:x2="2.64cm" svg:y2="2.053cm">
          <text:p/>
        </draw:line>
        <draw:frame draw:style-name="gr3" draw:text-style-name="P2" draw:layer="layout" svg:width="1.27cm" svg:height="0.687cm" svg:x="5.18cm" svg:y="0.1cm">
          <draw:text-box>
            <text:p text:style-name="P1"><text:span text:style-name="T1">no</text:span></text:p>
          </draw:text-box>
        </draw:frame>
        <draw:frame draw:style-name="gr3" draw:text-style-name="P2" draw:layer="layout" svg:width="1.27cm" svg:height="0.687cm" svg:x="2.64cm" svg:y="1.418cm">
          <draw:text-box>
            <text:p text:style-name="P1"><text:span text:style-name="T1">yes</text:span></text:p>
          </draw:text-box>
        </draw:frame>
        <draw:custom-shape draw:style-name="gr1" draw:text-style-name="P2" draw:layer="layout" svg:width="12.7cm" svg:height="1.27cm" svg:x="0.1cm" svg:y="3.323cm">
          <text:p text:style-name="P1"><text:span text:style-name="T1">Substring=substr(source string, string start, <text:s text:c="2"/>(string end – string start))</text:span></text:p>
          <text:p text:style-name="P1"><text:span text:style-name="T1">Token=previous patter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08cm" svg:height="0.635cm" svg:x="0.1cm" svg:y="5.863cm">
          <text:p text:style-name="P1"><text:span text:style-name="T1">Any more tokens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08cm" svg:height="0.635cm" svg:x="0.172cm" svg:y="7.133cm">
          <text:p text:style-name="P1"><text:span text:style-name="T1">Step to next token?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64cm" svg:y1="2.688cm" svg:x2="2.64cm" svg:y2="3.323cm">
          <text:p/>
        </draw:line>
        <draw:line draw:style-name="gr2" draw:text-style-name="P3" draw:layer="layout" svg:x1="2.64cm" svg:y1="4.593cm" svg:x2="2.64cm" svg:y2="5.863cm">
          <text:p/>
        </draw:line>
        <draw:line draw:style-name="gr2" draw:text-style-name="P3" draw:layer="layout" svg:x1="2.64cm" svg:y1="6.498cm" svg:x2="2.64cm" svg:y2="7.133cm">
          <text:p/>
        </draw:line>
        <draw:custom-shape draw:style-name="gr1" draw:text-style-name="P2" draw:layer="layout" svg:width="5.008cm" svg:height="1.27cm" svg:x="0.1cm" svg:y="8.403cm">
          <text:p text:style-name="P1"><text:span text:style-name="T1">Token variable, message term, <text:s/>or period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08cm" svg:height="0.635cm" svg:x="6.45cm" svg:y="8.403cm">
          <text:p text:style-name="P1"><text:span text:style-name="T1">Retur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64cm" svg:y1="7.768cm" svg:x2="2.64cm" svg:y2="8.403cm">
          <text:p/>
        </draw:line>
        <draw:line draw:style-name="gr2" draw:text-style-name="P3" draw:layer="layout" svg:x1="5.18cm" svg:y1="8.733cm" svg:x2="6.45cm" svg:y2="8.733cm">
          <text:p/>
        </draw:line>
        <draw:line draw:style-name="gr4" draw:text-style-name="P3" draw:layer="layout" svg:x1="5.18cm" svg:y1="6.193cm" svg:x2="8.99cm" svg:y2="6.193cm">
          <text:p/>
        </draw:line>
        <draw:line draw:style-name="gr2" draw:text-style-name="P3" draw:layer="layout" svg:x1="8.99cm" svg:y1="6.193cm" svg:x2="8.99cm" svg:y2="8.403cm">
          <text:p/>
        </draw:line>
        <draw:custom-shape draw:style-name="gr1" draw:text-style-name="P2" draw:layer="layout" svg:width="5.008cm" svg:height="0.635cm" svg:x="0.1cm" svg:y="10.308cm">
          <text:p text:style-name="P1"><text:span text:style-name="T1">Any more tokens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08cm" svg:height="1.27cm" svg:x="0.1cm" svg:y="11.578cm">
          <text:p text:style-name="P1"><text:span text:style-name="T1">Next token a variable, message term, or period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08cm" svg:height="1.27cm" svg:x="6.45cm" svg:y="11.578cm">
          <text:p text:style-name="P1"><text:span text:style-name="T1">Assign rest of substring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64cm" svg:y1="9.673cm" svg:x2="2.64cm" svg:y2="10.308cm">
          <text:p/>
        </draw:line>
        <draw:line draw:style-name="gr2" draw:text-style-name="P3" draw:layer="layout" svg:x1="2.64cm" svg:y1="10.943cm" svg:x2="2.64cm" svg:y2="11.578cm">
          <text:p/>
        </draw:line>
        <draw:line draw:style-name="gr2" draw:text-style-name="P3" draw:layer="layout" svg:x1="5.18cm" svg:y1="12.213cm" svg:x2="6.45cm" svg:y2="12.213cm">
          <text:p/>
        </draw:line>
        <draw:line draw:style-name="gr4" draw:text-style-name="P3" draw:layer="layout" svg:x1="5.18cm" svg:y1="10.638cm" svg:x2="8.99cm" svg:y2="10.638cm">
          <text:p/>
        </draw:line>
        <draw:line draw:style-name="gr2" draw:text-style-name="P3" draw:layer="layout" svg:x1="8.99cm" svg:y1="10.638cm" svg:x2="8.99cm" svg:y2="11.578cm">
          <text:p/>
        </draw:line>
        <draw:custom-shape draw:style-name="gr1" draw:text-style-name="P2" draw:layer="layout" svg:width="5.008cm" svg:height="0.635cm" svg:x="0.1cm" svg:y="13.483cm">
          <text:p text:style-name="P1"><text:span text:style-name="T1">Any substring left?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64cm" svg:y1="12.848cm" svg:x2="2.64cm" svg:y2="13.483cm">
          <text:p/>
        </draw:line>
        <draw:custom-shape draw:style-name="gr1" draw:text-style-name="P2" draw:layer="layout" svg:width="5.008cm" svg:height="0.635cm" svg:x="0.172cm" svg:y="14.753cm">
          <text:p text:style-name="P1"><text:span text:style-name="T1">Strip any leading blank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08cm" svg:height="0.635cm" svg:x="0.172cm" svg:y="16.023cm">
          <text:p text:style-name="P1"><text:span text:style-name="T1">Any substring left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08cm" svg:height="0.635cm" svg:x="0.1cm" svg:y="17.293cm">
          <text:p text:style-name="P1"><text:span text:style-name="T1">Blank found in substring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2.7cm" svg:height="0.635cm" svg:x="0.1cm" svg:y="18.563cm">
          <text:p text:style-name="P1"><text:span text:style-name="T1">Assign word from substring and step past blank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64cm" svg:y1="14.118cm" svg:x2="2.64cm" svg:y2="14.753cm">
          <text:p/>
        </draw:line>
        <draw:line draw:style-name="gr2" draw:text-style-name="P3" draw:layer="layout" svg:x1="2.64cm" svg:y1="15.388cm" svg:x2="2.64cm" svg:y2="16.023cm">
          <text:p/>
        </draw:line>
        <draw:line draw:style-name="gr2" draw:text-style-name="P3" draw:layer="layout" svg:x1="2.64cm" svg:y1="16.658cm" svg:x2="2.64cm" svg:y2="17.293cm">
          <text:p/>
        </draw:line>
        <draw:line draw:style-name="gr2" draw:text-style-name="P3" draw:layer="layout" svg:x1="2.64cm" svg:y1="17.928cm" svg:x2="2.64cm" svg:y2="18.563cm">
          <text:p/>
        </draw:line>
        <draw:custom-shape draw:style-name="gr1" draw:text-style-name="P2" draw:layer="layout" svg:width="6.985cm" svg:height="0.635cm" svg:x="6.45cm" svg:y="16.023cm">
          <text:p text:style-name="P1"><text:span text:style-name="T1">Assign null string 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985cm" svg:height="0.635cm" svg:x="6.45cm" svg:y="17.293cm">
          <text:p text:style-name="P1"><text:span text:style-name="T1">Assign rest of substring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18cm" svg:y1="16.353cm" svg:x2="6.45cm" svg:y2="16.353cm">
          <text:p/>
        </draw:line>
        <draw:line draw:style-name="gr2" draw:text-style-name="P3" draw:layer="layout" svg:x1="5.18cm" svg:y1="17.623cm" svg:x2="6.45cm" svg:y2="17.623cm">
          <text:p/>
        </draw:line>
        <draw:line draw:style-name="gr4" draw:text-style-name="P3" draw:layer="layout" svg:x1="12.8cm" svg:y1="18.893cm" svg:x2="14.68cm" svg:y2="18.893cm">
          <text:p/>
        </draw:line>
        <draw:line draw:style-name="gr4" draw:text-style-name="P3" draw:layer="layout" svg:x1="14.704cm" svg:y1="18.94cm" svg:x2="14.705cm" svg:y2="5.228cm">
          <text:p/>
        </draw:line>
        <draw:line draw:style-name="gr4" draw:text-style-name="P3" draw:layer="layout" svg:x1="3.275cm" svg:y1="5.228cm" svg:x2="14.68cm" svg:y2="5.228cm">
          <text:p/>
        </draw:line>
        <draw:line draw:style-name="gr2" draw:text-style-name="P3" draw:layer="layout" svg:x1="3.275cm" svg:y1="5.228cm" svg:x2="3.275cm" svg:y2="5.863cm">
          <text:p/>
        </draw:line>
        <draw:line draw:style-name="gr2" draw:text-style-name="P3" draw:layer="layout" svg:x1="13.435cm" svg:y1="17.623cm" svg:x2="14.68cm" svg:y2="17.623cm">
          <text:p/>
        </draw:line>
        <draw:line draw:style-name="gr2" draw:text-style-name="P3" draw:layer="layout" svg:x1="13.435cm" svg:y1="16.353cm" svg:x2="14.68cm" svg:y2="16.353cm">
          <text:p/>
        </draw:line>
        <draw:line draw:style-name="gr2" draw:text-style-name="P3" draw:layer="layout" svg:x1="11.53cm" svg:y1="12.213cm" svg:x2="14.705cm" svg:y2="12.213cm">
          <text:p/>
        </draw:line>
        <draw:custom-shape draw:style-name="gr1" draw:text-style-name="P2" draw:layer="layout" svg:width="5.643cm" svg:height="0.635cm" svg:x="6.522cm" svg:y="13.483cm">
          <text:p text:style-name="P1"><text:span text:style-name="T1">Assign null string 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18cm" svg:y1="13.813cm" svg:x2="6.45cm" svg:y2="13.813cm">
          <text:p/>
        </draw:line>
        <draw:line draw:style-name="gr2" draw:text-style-name="P3" draw:layer="layout" svg:x1="12.165cm" svg:y1="13.813cm" svg:x2="14.68cm" svg:y2="13.813cm">
          <text:p/>
        </draw:line>
        <draw:frame draw:style-name="gr3" draw:text-style-name="P2" draw:layer="layout" svg:width="1.27cm" svg:height="0.687cm" svg:x="2.64cm" svg:y="9.673cm">
          <draw:text-box>
            <text:p text:style-name="P1"><text:span text:style-name="T1">yes</text:span></text:p>
          </draw:text-box>
        </draw:frame>
        <draw:frame draw:style-name="gr3" draw:text-style-name="P2" draw:layer="layout" svg:width="1.27cm" svg:height="0.687cm" svg:x="2.64cm" svg:y="10.895cm">
          <draw:text-box>
            <text:p text:style-name="P1"><text:span text:style-name="T1">yes</text:span></text:p>
          </draw:text-box>
        </draw:frame>
        <draw:frame draw:style-name="gr3" draw:text-style-name="P2" draw:layer="layout" svg:width="1.27cm" svg:height="0.687cm" svg:x="2.64cm" svg:y="12.8cm">
          <draw:text-box>
            <text:p text:style-name="P1"><text:span text:style-name="T1">yes</text:span></text:p>
          </draw:text-box>
        </draw:frame>
        <draw:frame draw:style-name="gr3" draw:text-style-name="P2" draw:layer="layout" svg:width="1.27cm" svg:height="0.687cm" svg:x="2.64cm" svg:y="16.61cm">
          <draw:text-box>
            <text:p text:style-name="P1"><text:span text:style-name="T1">yes</text:span></text:p>
          </draw:text-box>
        </draw:frame>
        <draw:frame draw:style-name="gr3" draw:text-style-name="P2" draw:layer="layout" svg:width="1.27cm" svg:height="0.687cm" svg:x="2.64cm" svg:y="17.88cm">
          <draw:text-box>
            <text:p text:style-name="P1"><text:span text:style-name="T1">yes</text:span></text:p>
          </draw:text-box>
        </draw:frame>
        <draw:frame draw:style-name="gr3" draw:text-style-name="P2" draw:layer="layout" svg:width="1.27cm" svg:height="0.687cm" svg:x="5.18cm" svg:y="5.482cm">
          <draw:text-box>
            <text:p text:style-name="P1"><text:span text:style-name="T1">no</text:span></text:p>
          </draw:text-box>
        </draw:frame>
        <draw:frame draw:style-name="gr3" draw:text-style-name="P2" draw:layer="layout" svg:width="1.27cm" svg:height="0.687cm" svg:x="5.18cm" svg:y="8.022cm">
          <draw:text-box>
            <text:p text:style-name="P1"><text:span text:style-name="T1">no</text:span></text:p>
          </draw:text-box>
        </draw:frame>
        <draw:frame draw:style-name="gr3" draw:text-style-name="P2" draw:layer="layout" svg:width="1.27cm" svg:height="0.687cm" svg:x="5.18cm" svg:y="11.197cm">
          <draw:text-box>
            <text:p text:style-name="P1"><text:span text:style-name="T1">no</text:span></text:p>
          </draw:text-box>
        </draw:frame>
        <draw:frame draw:style-name="gr3" draw:text-style-name="P2" draw:layer="layout" svg:width="1.27cm" svg:height="0.687cm" svg:x="5.18cm" svg:y="9.927cm">
          <draw:text-box>
            <text:p text:style-name="P1"><text:span text:style-name="T1">no</text:span></text:p>
          </draw:text-box>
        </draw:frame>
        <draw:frame draw:style-name="gr3" draw:text-style-name="P2" draw:layer="layout" svg:width="1.27cm" svg:height="0.687cm" svg:x="5.18cm" svg:y="13.102cm">
          <draw:text-box>
            <text:p text:style-name="P1"><text:span text:style-name="T1">no</text:span></text:p>
          </draw:text-box>
        </draw:frame>
        <draw:frame draw:style-name="gr3" draw:text-style-name="P2" draw:layer="layout" svg:width="1.27cm" svg:height="0.687cm" svg:x="5.18cm" svg:y="15.642cm">
          <draw:text-box>
            <text:p text:style-name="P1"><text:span text:style-name="T1">no</text:span></text:p>
          </draw:text-box>
        </draw:frame>
        <draw:frame draw:style-name="gr3" draw:text-style-name="P2" draw:layer="layout" svg:width="1.27cm" svg:height="0.687cm" svg:x="5.18cm" svg:y="16.912cm">
          <draw:text-box>
            <text:p text:style-name="P1"><text:span text:style-name="T1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4.81cm" fo:page-height="19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7-09T11:01:59</meta:creation-date>
    <dc:creator>Jean Louis Faucher</dc:creator>
    <dc:date>2009-12-14T22:52:15.84</dc:date>
    <dc:language>en-US</dc:language>
    <meta:editing-cycles>11</meta:editing-cycles>
    <meta:editing-duration>PT03H04M19S</meta:editing-duration>
    <meta:document-statistic meta:object-count="63"/>
    <meta:user-defined meta:name="Info 1"/>
    <meta:user-defined meta:name="Info 2"/>
    <meta:user-defined meta:name="Info 3"/>
    <meta:user-defined meta:name="Info 4"/>
  </office:meta>
</office:document-meta>
</file>